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2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heme</text:h>
      <text:p text:style-name="Standard">Escape</text:p>
      <text:p text:style-name="Text_20_body"/>
      <text:h text:style-name="Heading_20_1" text:outline-level="1">Want</text:h>
      <text:list xml:id="list1968227018730665456" text:style-name="L2">
        <text:list-item>
          <text:p text:style-name="P1">Breaking out of prison</text:p>
        </text:list-item>
        <text:list-item>
          <text:p text:style-name="P1">Variety of places to escape from</text:p>
        </text:list-item>
        <text:list-item>
          <text:p text:style-name="P1">Autonomous agents that do their own stuff</text:p>
        </text:list-item>
        <text:list-item>
          <text:p text:style-name="P1">Things that make escaping easier</text:p>
        </text:list-item>
        <text:list-item>
          <text:p text:style-name="P1">Things that make escaping difficult</text:p>
        </text:list-item>
        <text:list-item>
          <text:p text:style-name="P1">A shop to buy things</text:p>
        </text:list-item>
      </text:list>
      <text:h text:style-name="Heading_20_1" text:outline-level="1">Description</text:h>
      <text:p text:style-name="Text_20_body">A game where you have to break out a bunch of guys out of prison. </text:p>
      <text:p text:style-name="Text_20_body">You do this by using stuff and placing items from a top down view.</text:p>
      <text:p text:style-name="Text_20_body">The actual break out part starts when a blast charge placed by the player goes off and an alarm starts ringing. This is followed by a period of time where the agents that were previously prisoners break free and start fleeing.</text:p>
      <text:p text:style-name="Text_20_body">Success is determined by how many agents reach the exit before time runs out.</text:p>
      <text:p text:style-name="Text_20_body"/>
      <text:p text:style-name="Text_20_body"/>
      <text:p text:style-name="Text_20_body">There are 2 phases: setup and break out</text:p>
      <text:p text:style-name="Text_20_body">In phase 1 you place stuff on the level and prepare stuff. You get everything in order and pick where <text:s text:c="2"/>you want the blast charge to go. Once everything is ready, you push the button.</text:p>
      <text:p text:style-name="Text_20_body">Phase 2 starts when the blast charge explodes and the clock starts ticking.</text:p>
      <text:p text:style-name="Text_20_body">Jail cells open up and the agents start fleeing. They need to get to the exit made by the blast charge.</text:p>
      <text:h text:style-name="Heading_20_1" text:outline-level="1">Implementation</text:h>
      <text:h text:style-name="Heading_20_2" text:outline-level="2">1. Breaking out</text:h>
      <text:p text:style-name="Text_20_body">I need to show a prison to the player and tell them that their job is breaking people out of it.</text:p>
      <text:p text:style-name="Text_20_body">In order to achieve this goal I need to create an end goal that prisoners path to, a system of measuring how many prisoners reached the exit and a way of ending the game when time runs out or when there are no more prisoners to escape.</text:p>
      <text:h text:style-name="Heading_20_2" text:outline-level="2">2. Variety of places to escape from</text:h>
      <text:p text:style-name="Text_20_body">Simple - make 4-6 rooms with some random bits to add variety</text:p>
      <text:p text:style-name="Text_20_body">Hard - dynamically create rooms out of prefabs and filling the space between with a wave collpas algorithm</text:p>
      <text:p text:style-name="Text_20_body"><text:soft-page-break/>Both solutions imply the existence of some kind of tile map from which levels are builds, as well as common elements like jail cells / doors / designated walls for placing blast charges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42M32S</meta:editing-duration>
    <meta:editing-cycles>7</meta:editing-cycles>
    <meta:generator>OpenOffice/4.1.13$Win32 OpenOffice.org_project/4113m1$Build-9810</meta:generator>
    <dc:date>2024-02-10T12:54:34.14</dc:date>
    <dc:creator>Jakub </dc:creator>
    <meta:document-statistic meta:table-count="0" meta:image-count="0" meta:object-count="0" meta:page-count="2" meta:paragraph-count="26" meta:word-count="345" meta:character-count="1796"/>
    <meta:user-defined meta:name="Info 1"/>
    <meta:user-defined meta:name="Info 2"/>
    <meta:user-defined meta:name="Info 3"/>
    <meta:user-defined meta:name="Info 4"/>
  </office:meta>
</office:document-meta>
</file>